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0.8701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" style:family="table-cell" style:parent-style-name="Default" style:data-style-name="N3">
      <style:text-properties fo:font-size="12pt" style:font-size-asian="12pt" style:font-size-complex="12pt"/>
    </style:style>
    <style:style style:name="ce5" style:family="table-cell" style:parent-style-name="Default" style:data-style-name="N132">
      <style:text-properties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  <style:style style:name="ce8" style:family="table-cell" style:parent-style-name="Default"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8pt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0709in" svg:height="7.6705in" svg:x="7.9272in" svg:y="0.0693in">
            <draw:object draw:notify-on-update-of-ranges="Sheet1.A1:Sheet1.A1 Sheet1.A2:Sheet1.A16 Sheet1.F1:Sheet1.F1 Sheet1.F2:Sheet1.F16 Sheet1.G1:Sheet1.G1 Sheet1.G2:Sheet1.G16 Sheet1.A2:Sheet1.A16 Sheet1.A1:Sheet1.A1 Sheet1.A2:Sheet1.A16 Sheet1.B1:Sheet1.B1 Sheet1.B2:Sheet1.B16 Sheet1.C1:Sheet1.C1 Sheet1.C2:Sheet1.C16 Sheet1.A2:Sheet1.A16 Sheet1.A1:Sheet1.A1 Sheet1.A2:Sheet1.A16 Sheet1.D1:Sheet1.D1 Sheet1.D2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7"/>
        <table:table-column table:style-name="co3" table:default-cell-style-name="ce4"/>
        <table:table-column table:style-name="co4" table:number-columns-repeated="152" table:default-cell-style-name="ce8"/>
        <table:table-column table:style-name="co4" table:number-columns-repeated="16226"/>
        <table:table-row table:style-name="ro1">
          <table:table-cell table:style-name="ce1" office:value-type="string" calcext:value-type="string">
            <text:p><text:s/>Generators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asis RAM Growth</text:p>
          </table:table-cell>
          <table:table-cell table:style-name="ce3" office:value-type="string" calcext:value-type="string">
            <text:p>GProduct</text:p>
          </table:table-cell>
          <table:table-cell table:style-name="ce6" office:value-type="string" calcext:value-type="string">
            <text:p>Ratios</text:p>
          </table:table-cell>
          <table:table-cell table:style-name="ce3" office:value-type="string" calcext:value-type="string">
            <text:p>Algebra</text:p>
          </table:table-cell>
          <table:table-cell table:style-name="ce6" office:value-type="string" calcext:value-type="string">
            <text:p>Algebra RAM Growth</text:p>
          </table:table-cell>
          <table:table-cell table:style-name="ce9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8" calcext:value-type="float">
            <text:p>3,488</text:p>
          </table:table-cell>
          <table:table-cell office:value-type="float" office:value="1" calcext:value-type="float">
            <text:p>1</text:p>
          </table:table-cell>
          <table:table-cell office:value-type="float" office:value="3664" calcext:value-type="float">
            <text:p>3,66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832" calcext:value-type="float">
            <text:p>3,83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92" calcext:value-type="float">
            <text:p>3,792</text:p>
          </table:table-cell>
          <table:table-cell table:style-name="ce5" table:formula="of:=[.B3]/[.B2]" office:value-type="float" office:value="1.08715596330275" calcext:value-type="float">
            <text:p>1.0872</text:p>
          </table:table-cell>
          <table:table-cell office:value-type="float" office:value="4056" calcext:value-type="float">
            <text:p>4,056</text:p>
          </table:table-cell>
          <table:table-cell table:style-name="ce5" table:formula="of:=[.D3]/[.D2]" office:value-type="float" office:value="1.10698689956332" calcext:value-type="float">
            <text:p>1.1070</text:p>
          </table:table-cell>
          <table:table-cell office:value-type="float" office:value="4224" calcext:value-type="float">
            <text:p>4,224</text:p>
          </table:table-cell>
          <table:table-cell table:style-name="ce5" table:formula="of:=[.F3]/[.F2]" office:value-type="float" office:value="1.10229645093946" calcext:value-type="float">
            <text:p>1.1023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84" calcext:value-type="float">
            <text:p>4,384</text:p>
          </table:table-cell>
          <table:table-cell table:style-name="ce5" table:formula="of:=[.B4]/[.B3]" office:value-type="float" office:value="1.15611814345992" calcext:value-type="float">
            <text:p>1.1561</text:p>
          </table:table-cell>
          <table:table-cell office:value-type="float" office:value="4920" calcext:value-type="float">
            <text:p>4,920</text:p>
          </table:table-cell>
          <table:table-cell table:style-name="ce5" table:formula="of:=[.D4]/[.D3]" office:value-type="float" office:value="1.21301775147929" calcext:value-type="float">
            <text:p>1.2130</text:p>
          </table:table-cell>
          <table:table-cell office:value-type="float" office:value="5088" calcext:value-type="float">
            <text:p>5,088</text:p>
          </table:table-cell>
          <table:table-cell table:style-name="ce5" table:formula="of:=[.F4]/[.F3]" office:value-type="float" office:value="1.20454545454545" calcext:value-type="float">
            <text:p>1.2045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76" calcext:value-type="float">
            <text:p>5,576</text:p>
          </table:table-cell>
          <table:table-cell table:style-name="ce5" table:formula="of:=[.B5]/[.B4]" office:value-type="float" office:value="1.27189781021898" calcext:value-type="float">
            <text:p>1.2719</text:p>
          </table:table-cell>
          <table:table-cell office:value-type="float" office:value="7040" calcext:value-type="float">
            <text:p>7,040</text:p>
          </table:table-cell>
          <table:table-cell table:style-name="ce5" table:formula="of:=[.D5]/[.D4]" office:value-type="float" office:value="1.43089430894309" calcext:value-type="float">
            <text:p>1.4309</text:p>
          </table:table-cell>
          <table:table-cell office:value-type="float" office:value="7208" calcext:value-type="float">
            <text:p>7,208</text:p>
          </table:table-cell>
          <table:table-cell table:style-name="ce5" table:formula="of:=[.F5]/[.F4]" office:value-type="float" office:value="1.41666666666667" calcext:value-type="float">
            <text:p>1.4167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44" calcext:value-type="float">
            <text:p>7,944</text:p>
          </table:table-cell>
          <table:table-cell table:style-name="ce5" table:formula="of:=[.B6]/[.B5]" office:value-type="float" office:value="1.42467718794835" calcext:value-type="float">
            <text:p>1.4247</text:p>
          </table:table-cell>
          <table:table-cell office:value-type="float" office:value="12800" calcext:value-type="float">
            <text:p>12,800</text:p>
          </table:table-cell>
          <table:table-cell table:style-name="ce5" table:formula="of:=[.D6]/[.D5]" office:value-type="float" office:value="1.81818181818182" calcext:value-type="float">
            <text:p>1.8182</text:p>
          </table:table-cell>
          <table:table-cell office:value-type="float" office:value="12968" calcext:value-type="float">
            <text:p>12,968</text:p>
          </table:table-cell>
          <table:table-cell table:style-name="ce5" table:formula="of:=[.F6]/[.F5]" office:value-type="float" office:value="1.79911209766926" calcext:value-type="float">
            <text:p>1.7991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88" calcext:value-type="float">
            <text:p>12,688</text:p>
          </table:table-cell>
          <table:table-cell table:style-name="ce5" table:formula="of:=[.B7]/[.B6]" office:value-type="float" office:value="1.59718026183283" calcext:value-type="float">
            <text:p>1.5972</text:p>
          </table:table-cell>
          <table:table-cell office:value-type="float" office:value="30472" calcext:value-type="float">
            <text:p>30,472</text:p>
          </table:table-cell>
          <table:table-cell table:style-name="ce5" table:formula="of:=[.D7]/[.D6]" office:value-type="float" office:value="2.380625" calcext:value-type="float">
            <text:p>2.3806</text:p>
          </table:table-cell>
          <table:table-cell office:value-type="float" office:value="30640" calcext:value-type="float">
            <text:p>30,640</text:p>
          </table:table-cell>
          <table:table-cell table:style-name="ce5" table:formula="of:=[.F7]/[.F6]" office:value-type="float" office:value="2.36273904996916" calcext:value-type="float">
            <text:p>2.3627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60" calcext:value-type="float">
            <text:p>22,160</text:p>
          </table:table-cell>
          <table:table-cell table:style-name="ce5" table:formula="of:=[.B8]/[.B7]" office:value-type="float" office:value="1.74653215636822" calcext:value-type="float">
            <text:p>1.7465</text:p>
          </table:table-cell>
          <table:table-cell office:value-type="float" office:value="90376" calcext:value-type="float">
            <text:p>90,376</text:p>
          </table:table-cell>
          <table:table-cell table:style-name="ce5" table:formula="of:=[.D8]/[.D7]" office:value-type="float" office:value="2.96587030716724" calcext:value-type="float">
            <text:p>2.9659</text:p>
          </table:table-cell>
          <table:table-cell office:value-type="float" office:value="90544" calcext:value-type="float">
            <text:p>90,544</text:p>
          </table:table-cell>
          <table:table-cell table:style-name="ce5" table:formula="of:=[.F8]/[.F7]" office:value-type="float" office:value="2.95509138381201" calcext:value-type="float">
            <text:p>2.9551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176" calcext:value-type="float">
            <text:p>41,176</text:p>
          </table:table-cell>
          <table:table-cell table:style-name="ce5" table:formula="of:=[.B9]/[.B8]" office:value-type="float" office:value="1.85812274368231" calcext:value-type="float">
            <text:p>1.8581</text:p>
          </table:table-cell>
          <table:table-cell office:value-type="float" office:value="308560" calcext:value-type="float">
            <text:p>308,560</text:p>
          </table:table-cell>
          <table:table-cell table:style-name="ce5" table:formula="of:=[.D9]/[.D8]" office:value-type="float" office:value="3.41418075595291" calcext:value-type="float">
            <text:p>3.4142</text:p>
          </table:table-cell>
          <table:table-cell office:value-type="float" office:value="308728" calcext:value-type="float">
            <text:p>308,728</text:p>
          </table:table-cell>
          <table:table-cell table:style-name="ce5" table:formula="of:=[.F9]/[.F8]" office:value-type="float" office:value="3.40970136066443" calcext:value-type="float">
            <text:p>3.4097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096" calcext:value-type="float">
            <text:p>79,096</text:p>
          </table:table-cell>
          <table:table-cell table:style-name="ce5" table:formula="of:=[.B10]/[.B9]" office:value-type="float" office:value="1.92092481056926" calcext:value-type="float">
            <text:p>1.9209</text:p>
          </table:table-cell>
          <table:table-cell office:value-type="float" office:value="1138048" calcext:value-type="float">
            <text:p>1,138,048</text:p>
          </table:table-cell>
          <table:table-cell table:style-name="ce5" table:formula="of:=[.D10]/[.D9]" office:value-type="float" office:value="3.68825512056002" calcext:value-type="float">
            <text:p>3.6883</text:p>
          </table:table-cell>
          <table:table-cell office:value-type="float" office:value="1138216" calcext:value-type="float">
            <text:p>1,138,216</text:p>
          </table:table-cell>
          <table:table-cell table:style-name="ce5" table:formula="of:=[.F10]/[.F9]" office:value-type="float" office:value="3.68679225726206" calcext:value-type="float">
            <text:p>3.6868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896" calcext:value-type="float">
            <text:p>154,896</text:p>
          </table:table-cell>
          <table:table-cell table:style-name="ce5" table:formula="of:=[.B11]/[.B10]" office:value-type="float" office:value="1.95832911904521" calcext:value-type="float">
            <text:p>1.9583</text:p>
          </table:table-cell>
          <table:table-cell office:value-type="float" office:value="4369816" calcext:value-type="float">
            <text:p>4,369,816</text:p>
          </table:table-cell>
          <table:table-cell table:style-name="ce5" table:formula="of:=[.D11]/[.D10]" office:value-type="float" office:value="3.83974665391969" calcext:value-type="float">
            <text:p>3.8397</text:p>
          </table:table-cell>
          <table:table-cell office:value-type="float" office:value="4369984" calcext:value-type="float">
            <text:p>4,369,984</text:p>
          </table:table-cell>
          <table:table-cell table:style-name="ce5" table:formula="of:=[.F11]/[.F10]" office:value-type="float" office:value="3.83932750901411" calcext:value-type="float">
            <text:p>3.8393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6464" calcext:value-type="float">
            <text:p>306,464</text:p>
          </table:table-cell>
          <table:table-cell table:style-name="ce5" table:formula="of:=[.B12]/[.B11]" office:value-type="float" office:value="1.97851461625865" calcext:value-type="float">
            <text:p>1.9785</text:p>
          </table:table-cell>
          <table:table-cell office:value-type="float" office:value="17124776" calcext:value-type="float">
            <text:p>17,124,776</text:p>
          </table:table-cell>
          <table:table-cell table:style-name="ce5" table:formula="of:=[.D12]/[.D11]" office:value-type="float" office:value="3.91887804886979" calcext:value-type="float">
            <text:p>3.9189</text:p>
          </table:table-cell>
          <table:table-cell office:value-type="float" office:value="17124944" calcext:value-type="float">
            <text:p>17,124,944</text:p>
          </table:table-cell>
          <table:table-cell table:style-name="ce5" table:formula="of:=[.F12]/[.F11]" office:value-type="float" office:value="3.91876583529825" calcext:value-type="float">
            <text:p>3.9188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9592" calcext:value-type="float">
            <text:p>609,592</text:p>
          </table:table-cell>
          <table:table-cell table:style-name="ce5" table:formula="of:=[.B13]/[.B12]" office:value-type="float" office:value="1.9891145452647" calcext:value-type="float">
            <text:p>1.9891</text:p>
          </table:table-cell>
          <table:table-cell office:value-type="float" office:value="67800512" calcext:value-type="float">
            <text:p>67,800,512</text:p>
          </table:table-cell>
          <table:table-cell table:style-name="ce5" table:formula="of:=[.D13]/[.D12]" office:value-type="float" office:value="3.95920577296894" calcext:value-type="float">
            <text:p>3.9592</text:p>
          </table:table-cell>
          <table:table-cell office:value-type="float" office:value="67800680" calcext:value-type="float">
            <text:p>67,800,680</text:p>
          </table:table-cell>
          <table:table-cell table:style-name="ce5" table:formula="of:=[.F13]/[.F12]" office:value-type="float" office:value="3.95917674241738" calcext:value-type="float">
            <text:p>3.9592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5816" calcext:value-type="float">
            <text:p>1,215,816</text:p>
          </table:table-cell>
          <table:table-cell table:style-name="ce5" table:formula="of:=[.B14]/[.B13]" office:value-type="float" office:value="1.99447499311015" calcext:value-type="float">
            <text:p>1.9945</text:p>
          </table:table-cell>
          <table:table-cell office:value-type="float" office:value="269815248" calcext:value-type="float">
            <text:p>269,815,248</text:p>
          </table:table-cell>
          <table:table-cell table:style-name="ce5" table:formula="of:=[.D14]/[.D13]" office:value-type="float" office:value="3.97954587717568" calcext:value-type="float">
            <text:p>3.9795</text:p>
          </table:table-cell>
          <table:table-cell office:value-type="float" office:value="269815416" calcext:value-type="float">
            <text:p>269,815,416</text:p>
          </table:table-cell>
          <table:table-cell table:style-name="ce5" table:formula="of:=[.F14]/[.F13]" office:value-type="float" office:value="3.97953849430419" calcext:value-type="float">
            <text:p>3.9795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8256" calcext:value-type="float">
            <text:p>2,428,256</text:p>
          </table:table-cell>
          <table:table-cell table:style-name="ce5" table:formula="of:=[.B15]/[.B14]" office:value-type="float" office:value="1.99722326404653" calcext:value-type="float">
            <text:p>1.9972</text:p>
          </table:table-cell>
          <table:table-cell office:value-type="float" office:value="1076497896" calcext:value-type="float">
            <text:p>1,076,497,896</text:p>
          </table:table-cell>
          <table:table-cell table:style-name="ce5" table:formula="of:=[.D15]/[.D14]" office:value-type="float" office:value="3.98975930374402" calcext:value-type="float">
            <text:p>3.9898</text:p>
          </table:table-cell>
          <table:table-cell office:value-type="float" office:value="1076498064" calcext:value-type="float">
            <text:p>1,076,498,064</text:p>
          </table:table-cell>
          <table:table-cell table:style-name="ce5" table:formula="of:=[.F15]/[.F14]" office:value-type="float" office:value="3.98975744217669" calcext:value-type="float">
            <text:p>3.9898</text:p>
          </table:table-cell>
          <table:table-cell table:number-columns-repeated="151"/>
          <table:table-cell table:style-name="ce8" table:number-columns-repeated="1622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3104" calcext:value-type="float">
            <text:p>4,853,104</text:p>
          </table:table-cell>
          <table:table-cell table:style-name="ce5" table:formula="of:=[.B16]/[.B15]" office:value-type="float" office:value="1.99859652359554" calcext:value-type="float">
            <text:p>1.9986</text:p>
          </table:table-cell>
          <table:table-cell office:value-type="float" office:value="4300475896" calcext:value-type="float">
            <text:p>4,300,475,896</text:p>
          </table:table-cell>
          <table:table-cell table:style-name="ce5" table:formula="of:=[.D16]/[.D15]" office:value-type="float" office:value="3.99487626680879" calcext:value-type="float">
            <text:p>3.9949</text:p>
          </table:table-cell>
          <table:table-cell office:value-type="float" office:value="4300476064" calcext:value-type="float">
            <text:p>4,300,476,064</text:p>
          </table:table-cell>
          <table:table-cell table:style-name="ce5" table:formula="of:=[.F16]/[.F15]" office:value-type="float" office:value="3.99487579942364" calcext:value-type="float">
            <text:p>3.9949</text:p>
          </table:table-cell>
          <table:table-cell table:number-columns-repeated="151"/>
          <table:table-cell table:style-name="ce8" table:number-columns-repeated="16226"/>
        </table:table-row>
        <table:table-row table:style-name="ro1" table:number-rows-repeated="1048559">
          <table:table-cell table:number-columns-repeated="158"/>
          <table:table-cell table:style-name="ce8" table:number-columns-repeated="16226"/>
        </table:table-row>
        <table:table-row table:style-name="ro1">
          <table:table-cell table:number-columns-repeated="158"/>
          <table:table-cell table:style-name="ce8" table:number-columns-repeated="162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22:20:03.312899000</meta:creation-date>
    <dc:date>2025-12-23T23:14:41.797847000</dc:date>
    <meta:editing-duration>PT1M11S</meta:editing-duration>
    <meta:editing-cycles>1</meta:editing-cycles>
    <meta:document-statistic meta:table-count="1" meta:cell-count="112" meta:object-count="1"/>
    <meta:generator>LibreOffice/25.8.1.1$MacOSX_AARCH64 LibreOffice_project/54047653041915e595ad4e45cccea684809c77b5</meta:generator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29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3">
      <number:number number:decimal-places="0" number:min-decimal-places="0" number:min-integer-digits="0"/>
    </number:number-style>
    <style:style style:name="ch1" style:family="chart">
      <style:graphic-properties draw:stroke="none" draw:fill="gradient" draw:fill-color="#ffffd7" draw:fill-gradient-name="ChartGradient_20_5" draw:gradient-step-count="0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display-label="true" chart:logarithmic="true" chart:min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2b2b2"/>
    </style:style>
    <style:style style:name="ch10" style:family="chart" style:data-style-name="N133">
      <style:chart-properties chart:display-label="true" chart:logarithmic="false" chart:minimum="1" chart:maximum="4" chart:interval-minor-divisor="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one" chart:link-data-style-to-source="tru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gradient" draw:fill-color="#e6e6e6" draw:fill-gradient-name="ChartGradient_20_6" draw:gradient-step-count="0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12pt" style:letter-kerning="false" style:font-size-asian="9pt" style:font-size-complex="9pt"/>
    </style:style>
  </office:automatic-styles>
  <office:body>
    <office:chart>
      <chart:chart svg:width="28.121cm" svg:height="19.484cm" xlink:href=".." xlink:type="simple" chart:class="chart:scatter" chart:style-name="ch1">
        <chart:legend chart:legend-position="top" svg:x="18.683cm" svg:y="0.22cm" style:legend-expansion="custom" svg:width="8.677cm" svg:height="1.786cm" style:legend-expansion-aspect-ratio="4.85834266517357" chart:style-name="ch2"/>
        <chart:plot-area chart:style-name="ch3" svg:x="1.014cm" svg:y="2.007cm" svg:width="26.542cm" svg:height="16.121cm">
          <chart:coordinate-region svg:x="2.295cm" svg:y="2.202cm" svg:width="24.814cm" svg:height="15.287cm"/>
          <chart:axis chart:dimension="x" chart:name="primary-x" chart:style-name="ch4">
            <chart:title svg:x="12.648cm" svg:y="18.518cm" chart:style-name="ch5">
              <text:p><text:span text:style-name="T1">Number of Generators</text:span></text:p>
            </chart:title>
            <chart:grid chart:style-name="ch6" chart:class="major"/>
          </chart:axis>
          <chart:axis chart:dimension="y" chart:name="primary-y" chart:style-name="ch7">
            <chart:title svg:x="0cm" svg:y="12.272cm" chart:style-name="ch8">
              <text:p><text:span text:style-name="T2">RAM (bytes) Occupied</text:span></text:p>
            </chart:title>
            <chart:grid chart:style-name="ch6" chart:class="major"/>
            <chart:grid chart:style-name="ch9" chart:class="minor"/>
          </chart:axis>
          <chart:axis chart:dimension="y" chart:name="secondary-y" chart:style-name="ch10">
            <chart:title svg:x="27.373cm" svg:y="11.861cm" chart:style-name="ch8">
              <text:p><text:span text:style-name="T2">RAM Growth Rate</text:span></text:p>
            </chart:title>
          </chart:axis>
          <chart:series chart:attached-axis="primary-y" chart:style-name="ch11" chart:values-cell-range-address="Sheet1.F2:Sheet1.F16" chart:label-cell-address="Sheet1.F1:Sheet1.F1" chart:class="chart:scatter">
            <chart:domain table:cell-range-address="Sheet1.A2:Sheet1.A16"/>
            <chart:data-point chart:repeated="15"/>
          </chart:series>
          <chart:series chart:attached-axis="secondary-y" chart:style-name="ch12" chart:values-cell-range-address="Sheet1.G2:Sheet1.G16" chart:label-cell-address="Sheet1.G1:Sheet1.G1" chart:class="chart:scatter">
            <chart:data-point chart:repeated="15"/>
          </chart:series>
          <chart:series chart:attached-axis="primary-y" chart:style-name="ch13" chart:values-cell-range-address="Sheet1.B2:Sheet1.B16" chart:label-cell-address="Sheet1.B1:Sheet1.B1" chart:class="chart:scatter">
            <chart:data-point chart:repeated="15"/>
          </chart:series>
          <chart:series chart:attached-axis="secondary-y" chart:style-name="ch14" chart:values-cell-range-address="Sheet1.C2:Sheet1.C16" chart:label-cell-address="Sheet1.C1:Sheet1.C1" chart:class="chart:scatter">
            <chart:data-point chart:repeated="15"/>
          </chart:series>
          <chart:series chart:attached-axis="primary-y" chart:style-name="ch15" chart:values-cell-range-address="Sheet1.D2:Sheet1.D16" chart:label-cell-address="Sheet1.D1:Sheet1.D1" chart:class="chart:scatter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ebra</text:p>
                <draw:g>
                  <svg:desc>Sheet1.F1:Sheet1.F1</svg:desc>
                </draw:g>
              </table:table-cell>
              <table:table-cell office:value-type="string">
                <text:p>Algebra RAM Growth</text:p>
                <draw:g>
                  <svg:desc>Sheet1.G1:Sheet1.G1</svg:desc>
                </draw:g>
              </table:table-cell>
              <table:table-cell office:value-type="string">
                <text:p>Basis</text:p>
                <draw:g>
                  <svg:desc>Sheet1.B1:Sheet1.B1</svg:desc>
                </draw:g>
              </table:table-cell>
              <table:table-cell office:value-type="string">
                <text:p>Basis RAM Growth</text:p>
                <draw:g>
                  <svg:desc>Sheet1.C1:Sheet1.C1</svg:desc>
                </draw:g>
              </table:table-cell>
              <table:table-cell office:value-type="string">
                <text:p>GProduc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3832">
                <text:p>3832</text:p>
                <draw:g>
                  <svg:desc>Sheet1.F2:Sheet1.F16</svg:desc>
                </draw:g>
              </table:table-cell>
              <table:table-cell office:value-type="float" office:value="1">
                <text:p>1</text:p>
                <draw:g>
                  <svg:desc>Sheet1.G2:Sheet1.G16</svg:desc>
                </draw:g>
              </table:table-cell>
              <table:table-cell office:value-type="float" office:value="3488">
                <text:p>3488</text:p>
                <draw:g>
                  <svg:desc>Sheet1.B2:Sheet1.B16</svg:desc>
                </draw:g>
              </table:table-cell>
              <table:table-cell office:value-type="float" office:value="1">
                <text:p>1</text:p>
                <draw:g>
                  <svg:desc>Sheet1.C2:Sheet1.C16</svg:desc>
                </draw:g>
              </table:table-cell>
              <table:table-cell office:value-type="float" office:value="3664">
                <text:p>3664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224">
                <text:p>4224</text:p>
              </table:table-cell>
              <table:table-cell office:value-type="float" office:value="1.10229645093946">
                <text:p>1.10229645093946</text:p>
              </table:table-cell>
              <table:table-cell office:value-type="float" office:value="3792">
                <text:p>3792</text:p>
              </table:table-cell>
              <table:table-cell office:value-type="float" office:value="1.08715596330275">
                <text:p>1.08715596330275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88">
                <text:p>5088</text:p>
              </table:table-cell>
              <table:table-cell office:value-type="float" office:value="1.20454545454545">
                <text:p>1.20454545454545</text:p>
              </table:table-cell>
              <table:table-cell office:value-type="float" office:value="4384">
                <text:p>4384</text:p>
              </table:table-cell>
              <table:table-cell office:value-type="float" office:value="1.15611814345992">
                <text:p>1.1561181434599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208">
                <text:p>7208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5576">
                <text:p>5576</text:p>
              </table:table-cell>
              <table:table-cell office:value-type="float" office:value="1.27189781021898">
                <text:p>1.27189781021898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968">
                <text:p>12968</text:p>
              </table:table-cell>
              <table:table-cell office:value-type="float" office:value="1.79911209766926">
                <text:p>1.79911209766926</text:p>
              </table:table-cell>
              <table:table-cell office:value-type="float" office:value="7944">
                <text:p>7944</text:p>
              </table:table-cell>
              <table:table-cell office:value-type="float" office:value="1.42467718794835">
                <text:p>1.42467718794835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640">
                <text:p>30640</text:p>
              </table:table-cell>
              <table:table-cell office:value-type="float" office:value="2.36273904996916">
                <text:p>2.36273904996916</text:p>
              </table:table-cell>
              <table:table-cell office:value-type="float" office:value="12688">
                <text:p>12688</text:p>
              </table:table-cell>
              <table:table-cell office:value-type="float" office:value="1.59718026183283">
                <text:p>1.59718026183283</text:p>
              </table:table-cell>
              <table:table-cell office:value-type="float" office:value="30472">
                <text:p>30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0544">
                <text:p>90544</text:p>
              </table:table-cell>
              <table:table-cell office:value-type="float" office:value="2.95509138381201">
                <text:p>2.95509138381201</text:p>
              </table:table-cell>
              <table:table-cell office:value-type="float" office:value="22160">
                <text:p>22160</text:p>
              </table:table-cell>
              <table:table-cell office:value-type="float" office:value="1.74653215636822">
                <text:p>1.74653215636822</text:p>
              </table:table-cell>
              <table:table-cell office:value-type="float" office:value="90376">
                <text:p>90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8728">
                <text:p>308728</text:p>
              </table:table-cell>
              <table:table-cell office:value-type="float" office:value="3.40970136066443">
                <text:p>3.40970136066443</text:p>
              </table:table-cell>
              <table:table-cell office:value-type="float" office:value="41176">
                <text:p>41176</text:p>
              </table:table-cell>
              <table:table-cell office:value-type="float" office:value="1.85812274368231">
                <text:p>1.85812274368231</text:p>
              </table:table-cell>
              <table:table-cell office:value-type="float" office:value="308560">
                <text:p>3085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38216">
                <text:p>1138216</text:p>
              </table:table-cell>
              <table:table-cell office:value-type="float" office:value="3.68679225726206">
                <text:p>3.68679225726206</text:p>
              </table:table-cell>
              <table:table-cell office:value-type="float" office:value="79096">
                <text:p>79096</text:p>
              </table:table-cell>
              <table:table-cell office:value-type="float" office:value="1.92092481056926">
                <text:p>1.92092481056926</text:p>
              </table:table-cell>
              <table:table-cell office:value-type="float" office:value="1138048">
                <text:p>1138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69984">
                <text:p>4369984</text:p>
              </table:table-cell>
              <table:table-cell office:value-type="float" office:value="3.83932750901411">
                <text:p>3.83932750901411</text:p>
              </table:table-cell>
              <table:table-cell office:value-type="float" office:value="154896">
                <text:p>154896</text:p>
              </table:table-cell>
              <table:table-cell office:value-type="float" office:value="1.95832911904521">
                <text:p>1.95832911904521</text:p>
              </table:table-cell>
              <table:table-cell office:value-type="float" office:value="4369816">
                <text:p>4369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124944">
                <text:p>17124944</text:p>
              </table:table-cell>
              <table:table-cell office:value-type="float" office:value="3.91876583529825">
                <text:p>3.91876583529825</text:p>
              </table:table-cell>
              <table:table-cell office:value-type="float" office:value="306464">
                <text:p>306464</text:p>
              </table:table-cell>
              <table:table-cell office:value-type="float" office:value="1.97851461625865">
                <text:p>1.97851461625865</text:p>
              </table:table-cell>
              <table:table-cell office:value-type="float" office:value="17124776">
                <text:p>17124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7800680">
                <text:p>67800680</text:p>
              </table:table-cell>
              <table:table-cell office:value-type="float" office:value="3.95917674241738">
                <text:p>3.95917674241738</text:p>
              </table:table-cell>
              <table:table-cell office:value-type="float" office:value="609592">
                <text:p>609592</text:p>
              </table:table-cell>
              <table:table-cell office:value-type="float" office:value="1.9891145452647">
                <text:p>1.9891145452647</text:p>
              </table:table-cell>
              <table:table-cell office:value-type="float" office:value="67800512">
                <text:p>67800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69815416">
                <text:p>269815416</text:p>
              </table:table-cell>
              <table:table-cell office:value-type="float" office:value="3.97953849430419">
                <text:p>3.97953849430419</text:p>
              </table:table-cell>
              <table:table-cell office:value-type="float" office:value="1215816">
                <text:p>1215816</text:p>
              </table:table-cell>
              <table:table-cell office:value-type="float" office:value="1.99447499311015">
                <text:p>1.99447499311015</text:p>
              </table:table-cell>
              <table:table-cell office:value-type="float" office:value="269815248">
                <text:p>269815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76498064">
                <text:p>1076498064</text:p>
              </table:table-cell>
              <table:table-cell office:value-type="float" office:value="3.98975744217669">
                <text:p>3.98975744217669</text:p>
              </table:table-cell>
              <table:table-cell office:value-type="float" office:value="2428256">
                <text:p>2428256</text:p>
              </table:table-cell>
              <table:table-cell office:value-type="float" office:value="1.99722326404653">
                <text:p>1.99722326404653</text:p>
              </table:table-cell>
              <table:table-cell office:value-type="float" office:value="1076497896">
                <text:p>1076497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00476064">
                <text:p>4300476064</text:p>
              </table:table-cell>
              <table:table-cell office:value-type="float" office:value="3.99487579942364">
                <text:p>3.99487579942364</text:p>
              </table:table-cell>
              <table:table-cell office:value-type="float" office:value="4853104">
                <text:p>4853104</text:p>
              </table:table-cell>
              <table:table-cell office:value-type="float" office:value="1.99859652359554">
                <text:p>1.99859652359554</text:p>
              </table:table-cell>
              <table:table-cell office:value-type="float" office:value="4300475896">
                <text:p>4300475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>
    <draw:gradient draw:name="ChartGradient_20_1" draw:display-name="ChartGradient 1" draw:style="linear" draw:start-color="#dedce6" draw:end-color="#ffd7d7" draw:start-intensity="100%" draw:end-intensity="100%" draw:angle="30deg" draw:border="0%">
      <loext:gradient-stop svg:offset="0" loext:color-type="rgb" loext:color-value="#dedce6"/>
      <loext:gradient-stop svg:offset="1" loext:color-type="rgb" loext:color-value="#ffd7d7"/>
    </draw:gradient>
    <draw:gradient draw:name="ChartGradient_20_2" draw:display-name="ChartGradient 2" draw:style="linear" draw:start-color="#dedce6" draw:end-color="#dddddd" draw:start-intensity="100%" draw:end-intensity="100%" draw:angle="30deg" draw:border="0%">
      <loext:gradient-stop svg:offset="0" loext:color-type="rgb" loext:color-value="#dedce6"/>
      <loext:gradient-stop svg:offset="1" loext:color-type="rgb" loext:color-value="#dddddd"/>
    </draw:gradient>
    <draw:gradient draw:name="ChartGradient_20_3" draw:display-name="ChartGradient 3" draw:style="linear" draw:start-color="#dedce6" draw:end-color="#eeeeee" draw:start-intensity="100%" draw:end-intensity="100%" draw:angle="30deg" draw:border="0%">
      <loext:gradient-stop svg:offset="0" loext:color-type="rgb" loext:color-value="#dedce6"/>
      <loext:gradient-stop svg:offset="1" loext:color-type="rgb" loext:color-value="#eeeeee"/>
    </draw:gradient>
    <draw:gradient draw:name="ChartGradient_20_4" draw:display-name="ChartGradient 4" draw:style="linear" draw:start-color="#ffffd7" draw:end-color="#eeeeee" draw:start-intensity="100%" draw:end-intensity="100%" draw:angle="30deg" draw:border="0%">
      <loext:gradient-stop svg:offset="0" loext:color-type="rgb" loext:color-value="#ffffd7"/>
      <loext:gradient-stop svg:offset="1" loext:color-type="rgb" loext:color-value="#eeeeee"/>
    </draw:gradient>
    <draw:gradient draw:name="ChartGradient_20_5" draw:display-name="ChartGradient 5" draw:style="linear" draw:start-color="#ffffd7" draw:end-color="#eeeeee" draw:start-intensity="100%" draw:end-intensity="100%" draw:angle="90deg" draw:border="0%">
      <loext:gradient-stop svg:offset="0" loext:color-type="rgb" loext:color-value="#ffffd7"/>
      <loext:gradient-stop svg:offset="1" loext:color-type="rgb" loext:color-value="#eeeeee"/>
    </draw:gradient>
    <draw:gradient draw:name="ChartGradient_20_6" draw:display-name="ChartGradient 6" draw:style="linear" draw:start-color="#eeeeee" draw:end-color="#dedce6" draw:start-intensity="100%" draw:end-intensity="100%" draw:angle="90deg" draw:border="0%">
      <loext:gradient-stop svg:offset="0" loext:color-type="rgb" loext:color-value="#eeeeee"/>
      <loext:gradient-stop svg:offset="1" loext:color-type="rgb" loext:color-value="#dedce6"/>
    </draw:gradient>
  </office:styles>
</office:document-styles>
</file>